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text-properties style:text-line-through-style="soli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4"/>
    <style:style style:name="P8" style:family="paragraph" style:parent-style-name="Text_20_body" style:list-style-name=""/>
    <style:style style:name="P9" style:family="paragraph" style:parent-style-name="Text_20_body" style:list-style-name="L3">
      <style:text-properties style:text-line-through-style="solid"/>
    </style:style>
    <style:style style:name="P10" style:family="paragraph" style:parent-style-name="Text_20_body" style:list-style-name="">
      <style:paragraph-properties fo:margin-left="1.251cm" fo:margin-right="0cm" fo:text-indent="0cm" style:auto-text-indent="false"/>
    </style:style>
    <style:style style:name="P11" style:family="paragraph" style:parent-style-name="Text_20_body" style:list-style-name="">
      <style:paragraph-properties fo:margin-left="0cm" fo:margin-right="0cm" fo:text-indent="0cm" style:auto-text-indent="false"/>
    </style:style>
    <style:style style:name="P12" style:family="paragraph" style:parent-style-name="Heading_20_1" style:list-style-name=""/>
    <style:style style:name="P13" style:family="paragraph" style:parent-style-name="Heading_20_1">
      <style:paragraph-properties fo:break-before="page"/>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style:text-position="super 58%" style:font-size-asian="10.5pt"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buntu 11.04 LTSP HOWTO</text:span> </text:p>
      <text:p text:style-name="Standard"/>
      <text:h text:style-name="Heading_20_1" text:outline-level="1">Instalar LTSP</text:h>
      <text:p text:style-name="Text_20_body">Depois de instalada a máquina com o Ubunto e respectiva activação do Ssh e Webmin, passamos à instalação do LTSP<text:note text:id="ftn1" text:note-class="footnote"><text:note-citation>1</text:note-citation><text:note-body><text:p text:style-name="Footnote"><text:a xlink:type="simple" xlink:href="https://help.ubuntu.com/community/UbuntuLTSP">https://help.ubuntu.com/community/UbuntuLTSP</text:a></text:p></text:note-body></text:note>.</text:p>
      <text:list xml:id="list1503047537" text:style-name="L1">
        <text:list-item>
          <text:p text:style-name="P5">Instalação dos pacotes necessários</text:p>
          <text:list>
            <text:list-item>
              <text:p text:style-name="P5">~$ sudo apt-get ltsp-server</text:p>
            </text:list-item>
            <text:list-item>
              <text:p text:style-name="P5">~$ sudo apt-get ltspfs</text:p>
            </text:list-item>
            <text:list-item>
              <text:p text:style-name="P5">~$ sudo apt-get ltsp-docs</text:p>
            </text:list-item>
            <text:list-item>
              <text:p text:style-name="P5">~$ sudo apt-get ldm-server</text:p>
            </text:list-item>
          </text:list>
        </text:list-item>
        <text:list-item>
          <text:p text:style-name="P5">Editar lts.conf (ver ficheiro em anexo)</text:p>
        </text:list-item>
        <text:list-item>
          <text:p text:style-name="P5">Configuração do DHCP</text:p>
        </text:list-item>
        <text:list-item>
          <text:p text:style-name="P5"/>
        </text:list-item>
      </text:list>
      <text:h text:style-name="P12" text:outline-level="1">Contruir Imagem</text:h>
      <text:h text:style-name="P8" text:outline-level="1">Vamos construir uma imagem fat, para que o script instale as aplicações todas tal como num desktop normal...</text:h>
      <text:h text:style-name="P8" text:outline-level="1">An LTSP fat client image can be used for both thin clients and fat clients alike. This is useful if you have a mixture of newer, more powerful machines as well as very old machines that can be used as thin clients only. </text:h>
      <text:h text:style-name="P8" text:outline-level="1"/>
      <text:h text:style-name="P10" text:outline-level="1">ltsp-build-client --fat-client --fat-client-desktop edubuntu-desktop --arch i386 --skipimage </text:h>
      <text:h text:style-name="P8" text:outline-level="1"/>
      <text:h text:style-name="P8" text:outline-level="1">Edubuntu-desktop can also be replaced with kubuntu-desktop, ubuntu-desktop <text:s/>or xubuntu-desktop. The Edubuntu one is probably most tested though. It’s recommended that you use the i386 architecture for the thin client environment (you can do this even if your server is amd64), the reason for this is that many machines (such as Intel Atom based thin clients) are not 64bit capable. The skipimage switch will prevent the image from being built now, since we want to install other software on it first. You can get all ltsp-build-client options by entering “ltsp-build-client –extra-help”.</text:h>
      <text:h text:style-name="P8" text:outline-level="1"/>
      <text:h text:style-name="P8" text:outline-level="1">Depois instalar mais algumas aplicações,</text:h>
      <text:h text:style-name="P10" text:outline-level="1">sudo cp /etc/apt/sources.list /opt/ltsp/i386/etc/apt/</text:h>
      <text:h text:style-name="P10" text:outline-level="1">chroot /opt/ltsp/i386 apt-get update</text:h>
      <text:h text:style-name="P10" text:outline-level="1">chroot /opt/ltsp/i386 apt-get install sun-java6-plugin flashplugin-nonfree chromium-browser gimp blender totem banshee pitivi openshot audacity hydrogen-drumkits muse nted playitslowly tuxguitar songwrite videoporama salasaga -y</text:h>
      <text:h text:style-name="P10" text:outline-level="1">change the theme to prime one in (/opt/ltsp/i386/usr/share/ldm/themes)</text:h>
      <text:h text:style-name="P10" text:outline-level="1">ltsp-update-image</text:h>
      <text:h text:style-name="P11" text:outline-level="1"><text:soft-page-break/>Instalar o ITALC de seguida (ver mais abaixo)</text:h>
      <text:h text:style-name="P11" text:outline-level="1">Next, sync the ssh keys (used for logins) and update the LTSP image: </text:h>
      <text:h text:style-name="P10" text:outline-level="1">ltsp-update-sshkeys </text:h>
      <text:h text:style-name="P10" text:outline-level="1">ltsp-update-image</text:h>
      <text:h text:style-name="P11" text:outline-level="1"/>
      <text:h text:style-name="P11" text:outline-level="1">Para o office correr nos terminais leves (como local)</text:h>
      <text:h text:style-name="P11" text:outline-level="1">Editar o script /usr/bin/libreoffice e colocar ltsp-localapps atrás da chamada ao soffice.bin</text:h>
      <text:h text:style-name="P13" text:outline-level="1">PRIMEIRA VERSÃO (deixar ficar apenas para registo)</text:h>
      <text:h text:style-name="Heading_20_1" text:outline-level="1">Correr Aplicações Localmente</text:h>
      <text:p text:style-name="Text_20_body">Depois de ter o LTSP configurado, vamos configurá-lo para melhorar a sua performance ou adequá-lo a diferentes tipos de terminais<text:note text:id="ftn2" text:note-class="footnote"><text:note-citation>2</text:note-citation><text:note-body><text:p text:style-name="Footnote"><text:a xlink:type="simple" xlink:href="https://help.ubuntu.com/community/UbuntuLTSP/LTSPLocalAppsFirefox">https://help.ubuntu.com/community/UbuntuLTSP/LTSPLocalAppsFirefox</text:a></text:p></text:note-body></text:note>.</text:p>
      <text:p text:style-name="Text_20_body">Uma das configurações desejadas é a de permitir a execução de aplicações localmente (se o terminal tiover capacidade)<text:note text:id="ftn3" text:note-class="footnote"><text:note-citation>3</text:note-citation><text:note-body><text:p text:style-name="Footnote"><text:a xlink:type="simple" xlink:href="http://en.opensuse.org/SDB:KIWI-LTSP_local_applications">http://en.opensuse.org/SDB:KIWI-LTSP_local_applications</text:a></text:p></text:note-body></text:note>.</text:p>
      <text:list xml:id="list457340300" text:style-name="L2">
        <text:list-item>
          <text:p text:style-name="P6">Actualizar pacotes:</text:p>
          <text:list>
            <text:list-item>
              <text:p text:style-name="P6">Copiar a lista de repositórios:</text:p>
              <text:list>
                <text:list-item>
                  <text:p text:style-name="P6">~$ sudo cp /etc/apt/sources.list /opt/ltsp/i386/etc/apt/sources.list</text:p>
                </text:list-item>
              </text:list>
            </text:list-item>
            <text:list-item>
              <text:p text:style-name="P6">Editar o ficheiro e cativar todos os repositórios (descomentar).</text:p>
              <text:list>
                <text:list-item>
                  <text:p text:style-name="P6">~$ sudo vi /opt/ltsp/i386/etc/apt/sources.list</text:p>
                </text:list-item>
              </text:list>
            </text:list-item>
            <text:list-item>
              <text:p text:style-name="P6">Fazer a actualização no chroot<text:note text:id="ftn4" text:note-class="footnote"><text:note-citation>4</text:note-citation><text:note-body><text:p text:style-name="Footnote"><text:a xlink:type="simple" xlink:href="https://help.ubuntu.com/community/UbuntuLTSP/UpdatingChroot">https://help.ubuntu.com/community/UbuntuLTSP/UpdatingChroot</text:a></text:p></text:note-body></text:note>:</text:p>
              <text:list>
                <text:list-item>
                  <text:p text:style-name="P6">~$ sudo mount --bind /proc /opt/ltsp/i386/proc</text:p>
                </text:list-item>
                <text:list-item>
                  <text:p text:style-name="P6">~$ sudo chroot /opt/ltsp/i386/</text:p>
                </text:list-item>
                <text:list-item>
                  <text:p text:style-name="P6">~$ apt-get update</text:p>
                </text:list-item>
              </text:list>
            </text:list-item>
            <text:list-item>
              <text:p text:style-name="P6">Instalar firefox e flash plugins:</text:p>
              <text:list>
                <text:list-item>
                  <text:p text:style-name="P6">~$ apt-get install firefox firefox-locale-pt firefox-globalmenu sun-java6-plugin flashplugin-nonfree chromium-browser gimp blender totem banshee pitivi openshot audacity hydrogen-drumkits muse nted playitslowly tuxguitar songwrite videoporama salasaga unity language-pack-gnome-pt language-pack-gnome-pt-base language-support-pt language-support-writing-pt libreoffice libreoffice-help-pt libreoffice-help-pt-br libreoffice-l10n-common libreoffice-l10n-pt libreoffice-l10n-pt-br maint-guide-pt-br manpages-pt manpages-pt-dev wbrazilian wportuguese evince nautilus</text:p>
                </text:list-item>
              </text:list>
            </text:list-item>
            <text:list-item>
              <text:p text:style-name="P6">Configurar o acesso ao sistema host<text:note text:id="ftn5" text:note-class="footnote"><text:note-citation>5</text:note-citation><text:note-body><text:p text:style-name="Footnote"><text:a xlink:type="simple" xlink:href="https://help.ubuntu.com/community/UbuntuLTSP/GetMoreFromLocalApps?highlight=%28%5CbCategoryLtsp%5Cb%29">https://help.ubuntu.com/community/UbuntuLTSP/GetMoreFromLocalApps?highlight=%28%5CbCategoryLtsp%5Cb%29</text:a></text:p></text:note-body></text:note><text:note text:id="ftn6" text:note-class="footnote"><text:note-citation>6</text:note-citation><text:note-body><text:p text:style-name="Footnote"><text:a xlink:type="simple" xlink:href="https://help.ubuntu.com/community/UbuntuLTSP/LTSPLocalAppsJaunty">https://help.ubuntu.com/community/UbuntuLTSP/LTSPLocalAppsJaunty</text:a></text:p></text:note-body></text:note>.</text:p>
            </text:list-item>
          </text:list>
        </text:list-item>
      </text:list>
      <text:h text:style-name="Heading_20_1" text:outline-level="1">Imprimir com aplicações locais</text:h>
      <text:p text:style-name="P4">Para que as aplicações locais possam imprimir é necessário instalar o cups-bsd e configurar o cups no servidor.</text:p>
      <text:list xml:id="list27421839" text:style-name="L3">
        <text:list-item>
          <text:p text:style-name="P9">Instalação do cups-bsd no chroot<text:note text:id="ftn7" text:note-class="footnote"><text:note-citation>7</text:note-citation><text:note-body><text:p text:style-name="Footnote"><text:a xlink:type="simple" xlink:href="https://help.ubuntu.com/community/UbuntuLTSPJauntyPrinting">https://help.ubuntu.com/community/UbuntuLTSPJauntyPrinting</text:a></text:p></text:note-body></text:note></text:p>
          <text:list>
            <text:list-item>
              <text:p text:style-name="P9">~$ sudo chroot /opt/ltsp/i386 apt-get install cups-bsd</text:p>
            </text:list-item>
          </text:list>
        </text:list-item>
        <text:list-item>
          <text:p text:style-name="P9">Configurar o cups do servidor</text:p>
        </text:list-item>
      </text:list>
      <text:h text:style-name="Heading_20_1" text:outline-level="1">Instalar pacote de linguagem</text:h>
      <text:list xml:id="list51605209" text:continue-list="list457340300" text:style-name="L2">
        <text:list-item>
          <text:list>
            <text:list-item>
              <text:list>
                <text:list-item>
                  <text:p text:style-name="P6">~$ sudo apt-get install language-pack-pt</text:p>
                </text:list-item>
                <text:list-item>
                  <text:p text:style-name="P6"><text:soft-page-break/>~$ sudo locale-gen</text:p>
                </text:list-item>
                <text:list-item>
                  <text:p text:style-name="P6">~$ update-locale LANG=pt_PT.UTF-8 LC_ALL=pt_PT.UTF-8</text:p>
                </text:list-item>
                <text:list-item>
                  <text:p text:style-name="P6">Colocar LANGUAGE="pt_PT:en_US:en" </text:p>
                </text:list-item>
                <text:list-item>
                  <text:p text:style-name="P6">LC_ALL="pt_PT.UTF-8" </text:p>
                </text:list-item>
                <text:list-item>
                  <text:p text:style-name="P6">LC_PAPER=a4 no /etc/environment e no etc/default/locale</text:p>
                </text:list-item>
                <text:list-item>
                  <text:p text:style-name="P6">correr a aplicação gnome-language-selector</text:p>
                </text:list-item>
                <text:list-item>
                  <text:p text:style-name="P6">Editar o ficheiro /etc/papersize e inserir a4 no topo</text:p>
                </text:list-item>
              </text:list>
            </text:list-item>
          </text:list>
        </text:list-item>
      </text:list>
      <text:h text:style-name="Heading_20_1" text:outline-level="1">Reconstruir imagem (se vai instalar o iTALC nos terminais deixe este passo para o fim):</text:h>
      <text:list xml:id="list807356717" text:continue-numbering="true" text:style-name="L2">
        <text:list-item>
          <text:list>
            <text:list-item>
              <text:list>
                <text:list-item>
                  <text:p text:style-name="P6">~$ exit</text:p>
                </text:list-item>
                <text:list-item>
                  <text:p text:style-name="P6">~$ sudo umount /opt/ltsp/i386/proc</text:p>
                </text:list-item>
                <text:list-item>
                  <text:p text:style-name="P6">~$ sudo ltsp-update-image –arch i386</text:p>
                </text:list-item>
              </text:list>
            </text:list-item>
            <text:list-item>
              <text:p text:style-name="P6">Reboot terminals</text:p>
            </text:list-item>
          </text:list>
        </text:list-item>
      </text:list>
      <text:p text:style-name="Standard"/>
      <text:h text:style-name="Heading_20_1" text:outline-level="1">Instalar iTALC no Ubuntu LTSP (in thin client chroot)</text:h>
      <text:p text:style-name="Text_20_body">O professor vai necessitar de ajuda para poder comtrolar o que cada aluno faz […]. Para isso sugerimos o uso do iTALC<text:note text:id="ftn8" text:note-class="footnote"><text:note-citation>8</text:note-citation><text:note-body><text:p text:style-name="Footnote"><text:a xlink:type="simple" xlink:href="https://help.ubuntu.com/community/UbuntuLTSP/iTalc">https://help.ubuntu.com/community/UbuntuLTSP/iTalc</text:a></text:p></text:note-body></text:note><text:span text:style-name="T2">,</text:span><text:note text:id="ftn9" text:note-class="footnote"><text:note-citation>9</text:note-citation><text:note-body><text:p text:style-name="Footnote"><text:a xlink:type="simple" xlink:href="http://sourceforge.net/apps/mediawiki/italc/index.php?title=Installation">http://sourceforge.net/apps/mediawiki/italc/index.php?title=Installation</text:a></text:p></text:note-body></text:note>, sabendo que exitem outras soluções como o Controlaula.</text:p>
      <text:list xml:id="list362230378" text:style-name="L4">
        <text:list-item>
          <text:p text:style-name="P7">Add repository</text:p>
          <text:list>
            <text:list-item>
              <text:p text:style-name="P7">~$ sudo vi /etc/apt/sources.list</text:p>
            </text:list-item>
            <text:list-item>
              <text:p text:style-name="P7">adicionar a linha: deb http://ppa.launchpad.net/edubuntu-italc-devel/ubuntu hardy main</text:p>
            </text:list-item>
            <text:list-item>
              <text:p text:style-name="P7">adicionar a linha: deb-src http://ppa.launchpad.net/edubuntu-italc-devel/ubuntu hardy main</text:p>
            </text:list-item>
            <text:list-item>
              <text:p text:style-name="P7">~$ sudo apt-get update</text:p>
            </text:list-item>
            <text:list-item>
              <text:p text:style-name="P7">~$ sudo apt-get dselect-upgrade</text:p>
            </text:list-item>
          </text:list>
        </text:list-item>
        <text:list-item>
          <text:p text:style-name="P7">Actualizar a imagem chroot</text:p>
          <text:list>
            <text:list-item>
              <text:p text:style-name="P7">~$ sudo mount --bind /dev /opt/ltsp/i386/dev</text:p>
            </text:list-item>
            <text:list-item>
              <text:p text:style-name="P7">~$ sudo mount -t proc none /opt/ltsp/i386/proc</text:p>
            </text:list-item>
            <text:list-item>
              <text:p text:style-name="P7">~$ sudo cp /etc/apt/sources.list /opt/ltsp/i386/etc/apt/sources.list</text:p>
            </text:list-item>
            <text:list-item>
              <text:p text:style-name="P7">~$ sudo cp /etc/resolv.conf /opt/ltsp/i386/etc/resolv.conf</text:p>
            </text:list-item>
            <text:list-item>
              <text:p text:style-name="P7">~$ sudo chroot /opt/ltsp/i386</text:p>
            </text:list-item>
            <text:list-item>
              <text:p text:style-name="P7">~$ apt-get update</text:p>
            </text:list-item>
            <text:list-item>
              <text:p text:style-name="P7">~$ apt-get dselect-upgrade</text:p>
            </text:list-item>
            <text:list-item>
              <text:p text:style-name="P7">~$ exit</text:p>
            </text:list-item>
          </text:list>
        </text:list-item>
        <text:list-item>
          <text:p text:style-name="P7">Instalar iTALC client no chroot, instalar apenas o cliente.</text:p>
          <text:list>
            <text:list-item>
              <text:p text:style-name="P7">sudo chroot /opt/ltsp/i386</text:p>
            </text:list-item>
            <text:list-item>
              <text:p text:style-name="P7">apt-get install italc-client</text:p>
            </text:list-item>
            <text:list-item>
              <text:p text:style-name="P7">[--]</text:p>
            </text:list-item>
            <text:list-item>
              <text:p text:style-name="P7">Creating teacher keypair</text:p>
            </text:list-item>
            <text:list-item>
              <text:p text:style-name="P7">Creating admin keypair</text:p>
            </text:list-item>
            <text:list-item>
              <text:p text:style-name="P7">Creating supporter keypair</text:p>
            </text:list-item>
            <text:list-item>
              <text:p text:style-name="P7">Installing ldm rc script</text:p>
            </text:list-item>
            <text:list-item>
              <text:p text:style-name="P7"><text:soft-page-break/>[--]</text:p>
            </text:list-item>
            <text:list-item>
              <text:p text:style-name="P7">exit</text:p>
            </text:list-item>
          </text:list>
        </text:list-item>
        <text:list-item>
          <text:p text:style-name="P7">Instalar o iTALC server no server.</text:p>
          <text:list>
            <text:list-item>
              <text:p text:style-name="P7">sudo apt-get install italc-master</text:p>
            </text:list-item>
            <text:list-item>
              <text:p text:style-name="P7">[--]</text:p>
            </text:list-item>
            <text:list-item>
              <text:p text:style-name="P7">Creating teacher keypair</text:p>
            </text:list-item>
            <text:list-item>
              <text:p text:style-name="P7">Creating admin keypair</text:p>
            </text:list-item>
            <text:list-item>
              <text:p text:style-name="P7">Creating supporter keypair</text:p>
            </text:list-item>
            <text:list-item>
              <text:p text:style-name="P7">[--]</text:p>
            </text:list-item>
          </text:list>
        </text:list-item>
        <text:list-item>
          <text:p text:style-name="P7">Copiar a pasta keys</text:p>
          <text:list>
            <text:list-item>
              <text:p text:style-name="P7">~$ sudo cp -r /opt/ltsp/i386/etc/italc/keys /etc/italc/</text:p>
            </text:list-item>
          </text:list>
        </text:list-item>
        <text:list-item>
          <text:p text:style-name="P7">NOTA: A questão do porto 5800 e 5900 não afecta o funcionamento do iTALC, por estar no PROXMOX, por isso pode ficar tal como é instalado pelo pacote do repositório.</text:p>
        </text:list-item>
        <text:list-item>
          <text:p text:style-name="P7">Afinar as permissões da pasta keys, criar grupo de professores e administradores.</text:p>
        </text:list-item>
        <text:list-item>
          <text:p text:style-name="P7">Temos de modificar o lts.conf e adicionar a linha abaixo</text:p>
          <text:list>
            <text:list-item>
              <text:p text:style-name="P7">START_ITALC = True</text:p>
            </text:list-item>
          </text:list>
        </text:list-item>
        <text:list-item>
          <text:p text:style-name="P7">Finalmente actualize a imagem</text:p>
          <text:list>
            <text:list-item>
              <text:p text:style-name="P7">sudo ltsp-update-image --arch i386</text:p>
            </text:list-item>
          </text:list>
        </text:list-item>
        <text:list-item>
          <text:p text:style-name="P7">ATENÇÃO: After these steps it is good idea remove Vinagre, it uses VNC, too. You can add Vinagre back when you first are sure that iTALC works well.</text:p>
        </text:list-item>
        <text:list-item>
          <text:p text:style-name="P7">(Configurar o iTALC para preservar a configuração)ls</text:p>
        </text:list-item>
        <text:list-item>
          <text:p text:style-name="P7"/>
        </text:list-item>
      </text:list>
      <text:p text:style-name="Standard"/>
      <text:p text:style-name="Standard"/>
      <text:p text:style-name="Standard">When running the iTalc master while logged in as a user on a thin client, iTalc will overwrite your settings and automatically add any LTSP clients it finds to a classroom called 'LTSP'. You may temporarily add thin-clients to your setup by selecting 'Classroom Manager' from the left-most tabs, then right-clicking and selecting 'Add Computer'. The IP/Hostname field should be entered as $SERVERIP:10???, where $SERVERIP is your server's IP (When dealing with servers with multiple NICs you should enter the IP of the NIC serving the subnet of the client you wish to add), and ??? is the last-three digits of the thin client's IP.</text:p>
      <text:p text:style-name="Standard"/>
      <text:p text:style-name="Standard">For example, for server 192.168.1.1 and thin client 192.168.1.250, you should enter the address as:</text:p>
      <text:p text:style-name="Standard">192.168.1.1:10250</text:p>
      <text:p text:style-name="Standard"/>
      <text:p text:style-name="Standard"/>
      <text:p text:style-name="Standard">Listar directorias a esconder no nautilus no ficheiro /.hidden </text:p>
      <text:p text:style-name="Standard">Colocar UMASK 077 no /etc/login.defs</text:p>
      <text:p text:style-name="Standard"/>
      <text:p text:style-name="Standard">---</text:p>
      <text:p text:style-name="P3">LTS.CONF</text:p>
      <text:p text:style-name="Standard"/>
      <text:p text:style-name="P1"># Global defaults for all clients </text:p>
      <text:p text:style-name="P1"># if you refer to the local server, just use the </text:p>
      <text:p text:style-name="P1"># "server" keyword as value </text:p>
      <text:p text:style-name="P1"># see lts_parameters.txt for valid values </text:p>
      <text:p text:style-name="P1">################ </text:p>
      <text:p text:style-name="P1">[default] </text:p>
      <text:p text:style-name="P1"><text:s text:c="4"/>SEARCH_DOMAIN=infantaLTSP01 </text:p>
      <text:p text:style-name="P1"><text:s text:c="4"/>DNS_SERVER=172.31.100.254 </text:p>
      <text:p text:style-name="P1"/>
      <text:p text:style-name="P1"><text:s text:c="4"/>LOCALDEV=True </text:p>
      <text:p text:style-name="P1"><text:s text:c="4"/>NBD_SWAP=True </text:p>
      <text:p text:style-name="P1"><text:s text:c="4"/>SYSLOG_HOST=server </text:p>
      <text:p text:style-name="P1"><text:s text:c="4"/>XKBLAYOUT=pt </text:p>
      <text:p text:style-name="P1"/>
      <text:p text:style-name="P1"><text:s text:c="4"/>X_COLOR_DEPTH=24 </text:p>
      <text:p text:style-name="P1"><text:s text:c="4"/>SOUND=True </text:p>
      <text:p text:style-name="P1"><text:s text:c="4"/>VOLUME=80 </text:p>
      <text:p text:style-name="P1"><text:s text:c="4"/>PCM_VOLUME=80 </text:p>
      <text:p text:style-name="P1"><text:s text:c="4"/>FRONT_VOLUME=80 </text:p>
      <text:p text:style-name="P1"><text:s text:c="4"/>CD_VOLUME=80 </text:p>
      <text:p text:style-name="P1"><text:s text:c="4"/>HEADPHONE_VOLUME=80 </text:p>
      <text:p text:style-name="P1"/>
      <text:p text:style-name="P1"><text:s text:c="4"/>LDM_DEBUG=False </text:p>
      <text:p text:style-name="P1"><text:s text:c="4"/>LDM_DIRECTX=True </text:p>
      <text:p text:style-name="P1"><text:s text:c="4"/>LDM_NUMLOCK=True </text:p>
      <text:p text:style-name="P1"><text:s text:c="4"/>LDM_LANGUAGE="pt_PT.UTF-8" </text:p>
      <text:p text:style-name="P1"><text:s text:c="4"/>LDM_LIMIT_ONE_SESSION=True </text:p>
      <text:p text:style-name="P1"><text:s text:c="4"/>LDM_LIMIT_ONE_SESSION_PROMPT=True </text:p>
      <text:p text:style-name="P1"/>
      <text:p text:style-name="P1"/>
      <text:p text:style-name="P1"><text:s text:c="4"/>LOCAL_APPS=True </text:p>
      <text:p text:style-name="P1"><text:s text:c="4"/>LOCAL_APPS_MENU=True </text:p>
      <text:p text:style-name="P1"><text:s text:c="4"/>#LOCAL_APPS_MENU_ITEMS=firefox ,chromium-browser ,gimp,blender,totem,banshee,pitivi,openshot,audacity,hydrogen-drumkits,muse,nted,playitslowly,tuxguitar,songwrite,videoporama,salasaga</text:p>
      <text:p text:style-name="P1"><text:s text:c="4"/>LOCAL_APPS_MENU_ITEMS=apturl,audacity,banshee-audiocd,banshee,banshee-media-player,blender-fullscreen,blender-windowed,chromium-browser,compiz,firefox,gimp,gksu,ltsp-cluster-info,ltsp-restart,ltsp-shutdown,muse,nted,openjdk-6-java,openjdk-6-policytool,openshot,pitivi,playitslowly,python2.7,salasaga,software-properties-gtk,songwrite,sun-java6-controlpanel,sun-java6-java,sun-java6-javaws,sun-java6-policytool,synaptic,synaptic-kde,totem,tuxguitar,videoporama,vinagre,vinagre-file,</text:p>
      <text:p text:style-name="P1"/>
      <text:p text:style-name="P1">############### </text:p>
      <text:p text:style-name="P1"># Computador da Paula com Impressora </text:p>
      <text:p text:style-name="P1">############### </text:p>
      <text:p text:style-name="P1">[00:16:EC:C7:9F:D1] </text:p>
      <text:p text:style-name="P1"><text:s text:c="4"/>PRINTER_0_TYPE=P </text:p>
      <text:p text:style-name="P1"><text:s text:c="4"/>PRINTER_0_DEVICE=/dev/lp0</text:p>
      <text:p text:style-name="P1"/>
      <text:p text:style-name="P3">SCRIPTS IN /<text:tab/>opt/ltsp/i386/usr/share/ldm/loaclapps</text:p>
      <text:p text:style-name="P1"/>
      <text:p text:style-name="P1">#!/bin/sh</text:p>
      <text:p text:style-name="P1"># Script to call firefox when installed as a local app.</text:p>
      <text:p text:style-name="P1"># Installed in ~/.ltsp/bin </text:p>
      <text:p text:style-name="P1">#</text:p>
      <text:p text:style-name="P1"># P.Baco (pbaco@carlit.net)</text:p>
      <text:p text:style-name="P1">#</text:p>
      <text:p text:style-name="P1"># First arg: leaved as it was in original "ltsp-localapps"</text:p>
      <text:p text:style-name="P1">if [ "$1" = "--wait" ]; then</text:p>
      <text:p text:style-name="P1"><text:s text:c="4"/>xprop -root -f LTSP_COMMAND_WAIT 8s -set LTSP_COMMAND_WAIT "true"</text:p>
      <text:p text:style-name="P1"><text:s text:c="4"/>shift</text:p>
      <text:p text:style-name="P1">fi</text:p>
      <text:p text:style-name="P1"/>
      <text:p text:style-name="P1"># Local App to call</text:p>
      <text:p text:style-name="P1">PRG=${0##*/} # get the name of the script file</text:p>
      <text:p text:style-name="P1"/>
      <text:p text:style-name="P1"># Protect spaces within command arguments</text:p>
      <text:p text:style-name="P1">while [ "$1" != "" ]; do</text:p>
      <text:p text:style-name="P1"><text:s text:c="2"/>X=$(echo $1 | sed 's/ /\\ /g')</text:p>
      <text:p text:style-name="P1"><text:s text:c="2"/>PRG="$PRG $X"</text:p>
      <text:p text:style-name="P1"><text:s text:c="2"/>shift</text:p>
      <text:p text:style-name="P1">done</text:p>
      <text:p text:style-name="P1"/>
      <text:p text:style-name="P1"># Pass the $PRG command line string to xprop. </text:p>
      <text:p text:style-name="P1"># See (chroot)/usr/bin/ltsp-localappsd for details</text:p>
      <text:p text:style-name="P1">#</text:p>
      <text:p text:style-name="P1">xprop -root -f LTSP_COMMAND 8s -set LTSP_COMMAND "$P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meida</meta:initial-creator>
    <meta:creation-date>2011-09-09T17:55:47</meta:creation-date>
    <dc:date>2011-10-13T02:34:55</dc:date>
    <dc:creator>Carlos Almeida</dc:creator>
    <meta:editing-duration>PT18H49M17S</meta:editing-duration>
    <meta:editing-cycles>92</meta:editing-cycles>
    <meta:generator>LibreOffice/3.3$Linux LibreOffice_project/330m19$Build-401</meta:generator>
    <meta:document-statistic meta:table-count="0" meta:image-count="0" meta:object-count="0" meta:page-count="7" meta:paragraph-count="181" meta:word-count="1249" meta:character-count="9695"/>
  </office:meta>
</office:document-meta>
</file>